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Segoe" svg:font-family="Sego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1" svg:font-family="Segoe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Table1" style:family="table">
      <style:table-properties style:width="17.417cm" table:align="center" style:writing-mode="lr-tb"/>
    </style:style>
    <style:style style:name="Table1.A" style:family="table-column">
      <style:table-column-properties style:column-width="2.54cm"/>
    </style:style>
    <style:style style:name="Table1.B" style:family="table-column">
      <style:table-column-properties style:column-width="2.256cm"/>
    </style:style>
    <style:style style:name="Table1.C" style:family="table-column">
      <style:table-column-properties style:column-width="5.009cm"/>
    </style:style>
    <style:style style:name="Table1.D" style:family="table-column">
      <style:table-column-properties style:column-width="0.695cm"/>
    </style:style>
    <style:style style:name="Table1.E" style:family="table-column">
      <style:table-column-properties style:column-width="6.916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41cm" fo:padding-right="0.141cm" fo:padding-top="0cm" fo:padding-bottom="0cm" fo:border-left="0.5pt solid #000000" fo:border-right="none" fo:border-top="0.5pt solid #000000" fo:border-bottom="0.75pt solid #000000" style:writing-mode="lr-tb"/>
    </style:style>
    <style:style style:name="Table1.B1" style:family="table-cell">
      <style:table-cell-properties style:vertical-align="top" fo:padding-left="0.141cm" fo:padding-right="0.141cm" fo:padding-top="0cm" fo:padding-bottom="0cm" fo:border-left="0.75pt solid #000000" fo:border-right="none" fo:border-top="0.5pt solid #000000" fo:border-bottom="0.75pt solid #000000" style:writing-mode="lr-tb"/>
    </style:style>
    <style:style style:name="Table1.E1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le1.A2" style:family="table-cell">
      <style:table-cell-properties style:vertical-align="top" fo:padding-left="0.141cm" fo:padding-right="0.141cm" fo:padding-top="0cm" fo:padding-bottom="0cm" fo:border-left="0.5pt solid #000000" fo:border-right="none" fo:border-top="0.75pt solid #000000" fo:border-bottom="none" style:writing-mode="lr-tb"/>
    </style:style>
    <style:style style:name="Table1.B2" style:family="table-cell">
      <style:table-cell-properties style:vertical-align="top" fo:padding-left="0.141cm" fo:padding-right="0.141cm" fo:padding-top="0cm" fo:padding-bottom="0cm" fo:border-left="0.75pt solid #000000" fo:border-right="none" fo:border-top="0.75pt solid #000000" fo:border-bottom="none" style:writing-mode="lr-tb"/>
    </style:style>
    <style:style style:name="Table1.E2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0.75pt solid #000000" fo:border-bottom="none" style:writing-mode="lr-tb"/>
    </style:style>
    <style:style style:name="Table1.A3" style:family="table-cell">
      <style:table-cell-properties style:vertical-align="top" fo:padding-left="0.141cm" fo:padding-right="0.141cm" fo:padding-top="0cm" fo:padding-bottom="0cm" fo:border-left="0.5pt solid #000000" fo:border-right="none" fo:border-top="none" fo:border-bottom="none" style:writing-mode="lr-tb"/>
    </style:style>
    <style:style style:name="Table1.B3" style:family="table-cell">
      <style:table-cell-properties style:vertical-align="top" fo:padding-left="0.141cm" fo:padding-right="0.141cm" fo:padding-top="0cm" fo:padding-bottom="0cm" fo:border-left="0.75pt solid #000000" fo:border-right="none" fo:border-top="none" fo:border-bottom="none" style:writing-mode="lr-tb"/>
    </style:style>
    <style:style style:name="Table1.E3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none" fo:border-bottom="none" style:writing-mode="lr-tb"/>
    </style:style>
    <style:style style:name="Table1.A8" style:family="table-cell">
      <style:table-cell-properties style:vertical-align="top" fo:padding-left="0.141cm" fo:padding-right="0.141cm" fo:padding-top="0cm" fo:padding-bottom="0cm" fo:border-left="0.5pt solid #000000" fo:border-right="none" fo:border-top="none" fo:border-bottom="0.5pt solid #000000" style:writing-mode="lr-tb"/>
    </style:style>
    <style:style style:name="Table1.B8" style:family="table-cell">
      <style:table-cell-properties style:vertical-align="top" fo:padding-left="0.141cm" fo:padding-right="0.141cm" fo:padding-top="0cm" fo:padding-bottom="0cm" fo:border-left="0.75pt solid #000000" fo:border-right="none" fo:border-top="none" fo:border-bottom="0.5pt solid #000000" style:writing-mode="lr-tb"/>
    </style:style>
    <style:style style:name="Table1.E8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fo:font-size="8pt" officeooo:rsid="002bcbbe" officeooo:paragraph-rsid="0014bee9" style:font-size-asian="8pt" style:font-size-complex="8pt"/>
    </style:style>
    <style:style style:name="P2" style:family="paragraph" style:parent-style-name="Header">
      <style:text-properties officeooo:paragraph-rsid="001e8cc3"/>
    </style:style>
    <style:style style:name="P3" style:family="paragraph" style:parent-style-name="Footer">
      <style:paragraph-properties fo:margin-left="0cm" fo:margin-right="0cm" fo:text-align="center" style:justify-single-word="false" fo:text-indent="0cm" style:auto-text-indent="false"/>
      <style:text-properties fo:font-size="8pt" officeooo:rsid="002bcbbe" officeooo:paragraph-rsid="0014bee9" style:font-size-asian="8pt" style:font-size-complex="8pt"/>
    </style:style>
    <style:style style:name="P4" style:family="paragraph" style:parent-style-name="Title">
      <style:text-properties officeooo:rsid="002513d0" officeooo:paragraph-rsid="000df959"/>
    </style:style>
    <style:style style:name="P5" style:family="paragraph" style:parent-style-name="Title">
      <style:text-properties officeooo:rsid="0035feb9" officeooo:paragraph-rsid="0035feb9"/>
    </style:style>
    <style:style style:name="P6" style:family="paragraph" style:parent-style-name="ByLine">
      <style:text-properties officeooo:rsid="002bb753" officeooo:paragraph-rsid="000eeb11"/>
    </style:style>
    <style:style style:name="P7" style:family="paragraph" style:parent-style-name="ByLine">
      <style:text-properties officeooo:rsid="000eeb11" officeooo:paragraph-rsid="000eeb11"/>
    </style:style>
    <style:style style:name="P8" style:family="paragraph" style:parent-style-name="Calibri">
      <style:text-properties style:font-name="Calibri3" officeooo:paragraph-rsid="000f6b11"/>
    </style:style>
    <style:style style:name="P9" style:family="paragraph" style:parent-style-name="Standard">
      <style:paragraph-properties fo:text-align="center" style:justify-single-word="false"/>
      <style:text-properties style:font-name="Calibri3" officeooo:paragraph-rsid="000f6b11"/>
    </style:style>
    <style:style style:name="P10" style:family="paragraph" style:parent-style-name="Standard">
      <style:paragraph-properties fo:text-align="center" style:justify-single-word="false"/>
      <style:text-properties style:font-name="Calibri3" fo:font-size="10pt" officeooo:paragraph-rsid="000f6b11" style:font-size-asian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Calibri3" fo:font-size="10pt" officeooo:paragraph-rsid="000f6b11" style:font-size-asian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16b782" officeooo:paragraph-rsid="000f6b11" style:font-size-asian="10pt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Calibri3" fo:font-size="10pt" officeooo:paragraph-rsid="000f6b11" style:font-size-asian="10pt"/>
    </style:style>
    <style:style style:name="P14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3b515b" officeooo:paragraph-rsid="003b515b" style:font-size-asian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418db9" officeooo:paragraph-rsid="00418db9" style:font-size-asian="10pt"/>
    </style:style>
    <style:style style:name="P16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418db9" officeooo:paragraph-rsid="00418db9" style:font-size-asian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Calibri3" fo:font-size="10pt" fo:language="fr" fo:country="CA" fo:font-weight="bold" officeooo:rsid="0016b782" officeooo:paragraph-rsid="000f6b11" style:font-size-asian="10pt" style:font-weight-asian="bold" style:font-name-complex="Arial" style:font-size-complex="9pt" style:font-weight-complex="bold"/>
    </style:style>
    <style:style style:name="P18" style:family="paragraph" style:parent-style-name="Standard">
      <style:paragraph-properties fo:text-align="start" style:justify-single-word="false" style:snap-to-layout-grid="false"/>
      <style:text-properties style:font-name="Calibri3" fo:font-size="10pt" fo:font-weight="bold" officeooo:rsid="003b515b" officeooo:paragraph-rsid="003b515b" style:font-size-asian="10pt" style:font-weight-asian="bold" style:font-weight-complex="bold"/>
    </style:style>
    <style:style style:name="P19" style:family="paragraph" style:parent-style-name="Standard">
      <style:paragraph-properties fo:text-align="start" style:justify-single-word="false" style:snap-to-layout-grid="false"/>
      <style:text-properties style:font-name="Calibri3" fo:font-size="10pt" fo:font-weight="bold" officeooo:rsid="003b515b" officeooo:paragraph-rsid="00418db9" style:font-size-asian="10pt" style:font-weight-asian="bold" style:font-weight-complex="bold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20cefd" officeooo:paragraph-rsid="000f6b11" style:font-size-asian="10pt" style:font-weight-asian="bold" style:font-weight-complex="bold"/>
    </style:style>
    <style:style style:name="P21" style:family="paragraph" style:parent-style-name="Standard">
      <style:text-properties fo:language="en" fo:country="CA" fo:font-style="italic" officeooo:rsid="0036a1e6" officeooo:paragraph-rsid="0036a1e6" style:language-asian="en" style:country-asian="CA" style:font-style-asian="italic" style:font-style-complex="normal"/>
    </style:style>
    <style:style style:name="P22" style:family="paragraph" style:parent-style-name="Standard">
      <style:text-properties fo:language="en" fo:country="CA" fo:font-style="italic" officeooo:rsid="0036a1e6" officeooo:paragraph-rsid="003eafea" style:language-asian="en" style:country-asian="CA" style:font-style-asian="italic" style:font-style-complex="normal"/>
    </style:style>
    <style:style style:name="P23" style:family="paragraph" style:parent-style-name="Standard">
      <style:text-properties fo:language="en" fo:country="CA" fo:font-style="italic" officeooo:rsid="0036a1e6" officeooo:paragraph-rsid="004079b6" style:language-asian="en" style:country-asian="CA" style:font-style-asian="italic" style:font-style-complex="normal"/>
    </style:style>
    <style:style style:name="P24" style:family="paragraph" style:parent-style-name="Standard">
      <style:text-properties fo:language="en" fo:country="CA" fo:font-style="italic" officeooo:rsid="00394f51" officeooo:paragraph-rsid="00394f51" style:language-asian="en" style:country-asian="CA" style:font-style-asian="italic" style:font-style-complex="normal"/>
    </style:style>
    <style:style style:name="P25" style:family="paragraph" style:parent-style-name="Standard">
      <style:text-properties fo:language="en" fo:country="CA" fo:font-style="italic" officeooo:rsid="003eafea" officeooo:paragraph-rsid="003eafea" style:language-asian="en" style:country-asian="CA" style:font-style-asian="italic" style:font-style-complex="normal"/>
    </style:style>
    <style:style style:name="P26" style:family="paragraph" style:parent-style-name="Standard">
      <style:text-properties fo:language="en" fo:country="CA" fo:font-style="italic" officeooo:rsid="003eafea" officeooo:paragraph-rsid="004079b6" style:language-asian="en" style:country-asian="CA" style:font-style-asian="italic" style:font-style-complex="normal"/>
    </style:style>
    <style:style style:name="P27" style:family="paragraph" style:parent-style-name="Standard">
      <style:text-properties fo:language="en" fo:country="CA" fo:font-style="italic" officeooo:rsid="004079b6" officeooo:paragraph-rsid="004079b6" style:language-asian="en" style:country-asian="CA" style:font-style-asian="italic" style:font-style-complex="normal"/>
    </style:style>
    <style:style style:name="P28" style:family="paragraph" style:parent-style-name="Standard">
      <style:text-properties fo:language="en" fo:country="CA" fo:font-style="normal" officeooo:rsid="0036a1e6" officeooo:paragraph-rsid="0036a1e6" style:language-asian="en" style:country-asian="CA" style:font-style-asian="normal" style:font-style-complex="normal"/>
    </style:style>
    <style:style style:name="P29" style:family="paragraph" style:parent-style-name="Standard">
      <style:text-properties fo:language="en" fo:country="CA" fo:font-style="normal" officeooo:rsid="00372217" officeooo:paragraph-rsid="0036a1e6" style:language-asian="en" style:country-asian="CA" style:font-style-asian="normal" style:font-style-complex="normal"/>
    </style:style>
    <style:style style:name="P30" style:family="paragraph" style:parent-style-name="Standard">
      <style:text-properties fo:font-size="14pt" fo:language="en" fo:country="CA" fo:font-style="normal" fo:font-weight="bold" officeooo:rsid="0036a1e6" officeooo:paragraph-rsid="0036a1e6" style:font-size-asian="14pt" style:language-asian="en" style:country-asian="CA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text-properties fo:font-style="italic" officeooo:paragraph-rsid="003eafea" style:font-style-asian="italic" style:font-style-complex="normal"/>
    </style:style>
    <style:style style:name="P32" style:family="paragraph" style:parent-style-name="Standard">
      <style:text-properties fo:font-style="italic" officeooo:rsid="003eafea" officeooo:paragraph-rsid="003eafea" style:font-style-asian="italic" style:font-style-complex="normal"/>
    </style:style>
    <style:style style:name="P33" style:family="paragraph" style:parent-style-name="Title">
      <style:paragraph-properties fo:margin-top="0cm" fo:margin-bottom="0.706cm" loext:contextual-spacing="false"/>
      <style:text-properties fo:font-size="20pt" officeooo:rsid="001e8cc3" officeooo:paragraph-rsid="001e8cc3" style:font-size-asian="20pt"/>
    </style:style>
    <style:style style:name="P34" style:family="paragraph" style:parent-style-name="Word" style:master-page-name="Converted2">
      <style:paragraph-properties style:page-number="1"/>
      <style:text-properties fo:font-size="14pt" fo:font-style="normal" fo:font-weight="bold" officeooo:paragraph-rsid="0036a1e6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line" style:master-page-name="First_20_Page">
      <style:paragraph-properties style:page-number="1"/>
    </style:style>
    <style:style style:name="P36" style:family="paragraph" style:parent-style-name="Standard" style:master-page-name="Converted1">
      <style:paragraph-properties fo:text-align="center" style:justify-single-word="false" style:page-number="auto"/>
      <style:text-properties style:font-name="Calibri3" fo:font-weight="bold" officeooo:paragraph-rsid="000f6b11" style:font-weight-asian="bold"/>
    </style:style>
    <style:style style:name="P37" style:family="paragraph" style:parent-style-name="Standard">
      <style:text-properties fo:font-size="14pt" fo:language="en" fo:country="CA" fo:font-style="normal" fo:font-weight="bold" officeooo:rsid="003eafea" officeooo:paragraph-rsid="003eafea" style:font-size-asian="14pt" style:language-asian="en" style:country-asian="CA" style:font-style-asian="normal" style:font-weight-asian="bold" style:font-size-complex="14pt" style:font-style-complex="normal" style:font-weight-complex="bold"/>
    </style:style>
    <style:style style:name="P38" style:family="paragraph" style:parent-style-name="Heading_20_1" style:list-style-name="">
      <style:paragraph-properties fo:margin-left="0cm" fo:margin-right="0cm" fo:text-indent="0cm" style:auto-text-indent="false"/>
      <style:text-properties style:font-name="Calibri3" officeooo:paragraph-rsid="000f6b11"/>
    </style:style>
    <style:style style:name="T1" style:family="text">
      <style:text-properties officeooo:rsid="002cc522"/>
    </style:style>
    <style:style style:name="T2" style:family="text">
      <style:text-properties officeooo:rsid="002c24ea"/>
    </style:style>
    <style:style style:name="T3" style:family="text">
      <style:text-properties officeooo:rsid="001a65ca"/>
    </style:style>
    <style:style style:name="T4" style:family="text">
      <style:text-properties officeooo:rsid="001e8cc3"/>
    </style:style>
    <style:style style:name="T5" style:family="text">
      <style:text-properties fo:font-style="normal" style:font-style-asian="normal"/>
    </style:style>
    <style:style style:name="T6" style:family="text">
      <style:text-properties fo:font-style="normal" officeooo:rsid="00372217" style:font-style-asian="normal"/>
    </style:style>
    <style:style style:name="T7" style:family="text">
      <style:text-properties fo:font-style="normal" officeooo:rsid="0039b66d" style:font-style-asian="normal"/>
    </style:style>
    <style:style style:name="T8" style:family="text">
      <style:text-properties fo:font-style="normal" officeooo:rsid="003eafea" style:font-style-asian="normal"/>
    </style:style>
    <style:style style:name="T9" style:family="text">
      <style:text-properties fo:font-style="normal" officeooo:rsid="004079b6" style:font-style-asian="normal"/>
    </style:style>
    <style:style style:name="T10" style:family="text">
      <style:text-properties fo:font-style="normal" officeooo:rsid="004242b3" style:font-style-asian="normal"/>
    </style:style>
    <style:style style:name="T11" style:family="text">
      <style:text-properties officeooo:rsid="0030b718"/>
    </style:style>
    <style:style style:name="T12" style:family="text">
      <style:text-properties fo:font-size="10pt" style:font-size-asian="10pt"/>
    </style:style>
    <style:style style:name="T13" style:family="text">
      <style:text-properties fo:font-size="10pt" fo:font-weight="bold" style:font-size-asian="10pt" style:font-weight-asian="bold"/>
    </style:style>
    <style:style style:name="T14" style:family="text">
      <style:text-properties officeooo:rsid="0024ec3e"/>
    </style:style>
    <style:style style:name="T15" style:family="text">
      <style:text-properties officeooo:rsid="00217078"/>
    </style:style>
    <style:style style:name="T16" style:family="text">
      <style:text-properties officeooo:rsid="0035feb9"/>
    </style:style>
    <style:style style:name="T17" style:family="text">
      <style:text-properties fo:font-size="14pt" fo:language="en" fo:country="CA" fo:font-style="normal" fo:font-weight="bold" style:font-size-asian="14pt" style:language-asian="en" style:country-asian="CA" style:font-style-asian="normal" style:font-weight-asian="bold" style:font-size-complex="14pt" style:font-weight-complex="bold"/>
    </style:style>
    <style:style style:name="T18" style:family="text">
      <style:text-properties fo:font-size="14pt" fo:language="en" fo:country="CA" fo:font-style="normal" fo:font-weight="bold" officeooo:rsid="0036a1e6" style:font-size-asian="14pt" style:language-asian="en" style:country-asian="CA" style:font-style-asian="normal" style:font-weight-asian="bold" style:font-size-complex="14pt" style:font-weight-complex="bold"/>
    </style:style>
    <style:style style:name="T19" style:family="text">
      <style:text-properties fo:font-size="14pt" fo:font-style="normal" fo:font-weight="bold" style:font-size-asian="14pt" style:font-style-asian="normal" style:font-weight-asian="bold" style:font-size-complex="14pt" style:font-weight-complex="bold"/>
    </style:style>
    <style:style style:name="T20" style:family="text">
      <style:text-properties fo:font-size="14pt" fo:font-style="normal" fo:font-weight="bold" officeooo:rsid="00394f51" style:font-size-asian="14pt" style:font-style-asian="normal" style:font-weight-asian="bold" style:font-size-complex="14pt" style:font-weight-complex="bold"/>
    </style:style>
    <style:style style:name="T21" style:family="text">
      <style:text-properties fo:font-size="14pt" fo:font-style="normal" fo:font-weight="bold" officeooo:rsid="003eafea" style:font-size-asian="14pt" style:font-style-asian="normal" style:font-weight-asian="bold" style:font-size-complex="14pt" style:font-weight-complex="bold"/>
    </style:style>
    <style:style style:name="T22" style:family="text">
      <style:text-properties fo:language="en" fo:country="CA" fo:font-style="normal" style:language-asian="en" style:country-asian="CA" style:font-style-asian="normal"/>
    </style:style>
    <style:style style:name="T23" style:family="text">
      <style:text-properties fo:language="en" fo:country="CA" fo:font-style="normal" officeooo:rsid="001868b5" style:language-asian="en" style:country-asian="CA" style:font-style-asian="normal"/>
    </style:style>
    <style:style style:name="T24" style:family="text">
      <style:text-properties fo:language="en" fo:country="CA" fo:font-style="normal" officeooo:rsid="0036a1e6" style:language-asian="en" style:country-asian="CA" style:font-style-asian="normal"/>
    </style:style>
    <style:style style:name="T25" style:family="text">
      <style:text-properties fo:language="en" fo:country="CA" fo:font-style="normal" officeooo:rsid="0039b66d" style:language-asian="en" style:country-asian="CA" style:font-style-asian="normal"/>
    </style:style>
    <style:style style:name="T26" style:family="text">
      <style:text-properties officeooo:rsid="003cd861"/>
    </style:style>
    <style:style style:name="T27" style:family="text">
      <style:text-properties style:font-style-complex="italic"/>
    </style:style>
    <style:style style:name="T28" style:family="text">
      <style:text-properties officeooo:rsid="003eafea" style:font-style-complex="italic"/>
    </style:style>
    <style:style style:name="T29" style:family="text">
      <style:text-properties officeooo:rsid="004242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5">Glossaire</text:p>
      <text:p text:style-name="P33">pour</text:p>
      <text:p text:style-name="P4">Extraction d'Image CTEC</text:p>
      <text:p text:style-name="ByLine">Version 1.0<text:span text:style-name="T16">0</text:span></text:p>
      <text:p text:style-name="P6"><text:span text:style-name="T11">P</text:span>réparé par François-Guy Gallant</text:p>
      <text:p text:style-name="P6"><text:span text:style-name="T11">Projet </text:span>LOG-792 ÉTS, été 2016</text:p>
      <text:p text:style-name="P7">Dernière révision 2016-06-0<text:span text:style-name="T16">8</text:span></text:p>
      <text:p text:style-name="P36"><text:bookmark-start text:name="_Toc416530762"/>Suivi des changements</text:p>
      <text:p text:style-name="P9"><text:span text:style-name="T12">*</text:span><text:span text:style-name="T13">A</text:span><text:span text:style-name="T12"> – Ajouté <text:s text:c="2"/></text:span><text:span text:style-name="T13">M</text:span><text:span text:style-name="T12"> – Modifié <text:s text:c="3"/></text:span><text:span text:style-name="T13">S</text:span><text:span text:style-name="T12"> – Supprimé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NUMÉRO</text:p>
            <text:p text:style-name="P8">DE VERSION</text:p>
          </table:table-cell>
          <table:table-cell table:style-name="Table1.B1" office:value-type="string">
            <text:p text:style-name="P8">DATE</text:p>
            <text:p text:style-name="P8">aaaa-mm-jj</text:p>
          </table:table-cell>
          <table:table-cell table:style-name="Table1.B1" office:value-type="string">
            <text:p text:style-name="P8">NUMÉRO DE FIGURE, TABLE OU SECTION</text:p>
          </table:table-cell>
          <table:table-cell table:style-name="Table1.B1" office:value-type="string">
            <text:p text:style-name="P8">A*<text:line-break/>M<text:line-break/>S</text:p>
          </table:table-cell>
          <table:table-cell table:style-name="Table1.E1" office:value-type="string">
            <text:p text:style-name="P8">BRÈVE DESCRIPTION</text:p>
            <text:p text:style-name="P8">DU CHANGEMENT</text:p>
          </table:table-cell>
        </table:table-row>
        <table:table-row table:style-name="Table1.1">
          <table:table-cell table:style-name="Table1.A2" office:value-type="string">
            <text:p text:style-name="P17">1.0<text:span text:style-name="T14">0</text:span></text:p>
          </table:table-cell>
          <table:table-cell table:style-name="Table1.B2" office:value-type="string">
            <text:p text:style-name="P12">2016-<text:span text:style-name="T15">06-08</text:span></text:p>
          </table:table-cell>
          <table:table-cell table:style-name="Table1.B2" office:value-type="string">
            <text:p text:style-name="P14">Créé document, <text:span text:style-name="T26">ajouté</text:span> quelques définitions</text:p>
          </table:table-cell>
          <table:table-cell table:style-name="Table1.B2" office:value-type="string">
            <text:p text:style-name="P20">A*</text:p>
          </table:table-cell>
          <table:table-cell table:style-name="Table1.E2" office:value-type="string">
            <text:p text:style-name="P18">Définitions:</text:p>
            <text:p text:style-name="P14">CTEC</text:p>
            <text:p text:style-name="P14">Extraction</text:p>
            <text:p text:style-name="P14">Extraction d'Image</text:p>
            <text:p text:style-name="P14">Librarie</text:p>
          </table:table-cell>
        </table:table-row>
        <table:table-row table:style-name="Table1.1">
          <table:table-cell table:style-name="Table1.A3" office:value-type="string">
            <text:p text:style-name="P15">1.01</text:p>
          </table:table-cell>
          <table:table-cell table:style-name="Table1.B3" office:value-type="string">
            <text:p text:style-name="P15">2016-06-08</text:p>
          </table:table-cell>
          <table:table-cell table:style-name="Table1.B3" office:value-type="string">
            <text:p text:style-name="P16">Ajouté quelques définitions</text:p>
          </table:table-cell>
          <table:table-cell table:style-name="Table1.B3" office:value-type="string">
            <text:p text:style-name="P15">A*</text:p>
          </table:table-cell>
          <table:table-cell table:style-name="Table1.E3" office:value-type="string">
            <text:p text:style-name="P19">Définitions:</text:p>
            <text:p text:style-name="P16"><text:span text:style-name="T29">Document, </text:span>Item, Lot, Transaction</text:p>
          </table:table-cell>
        </table:table-row>
        <table:table-row table:style-name="Table1.1">
          <table:table-cell table:style-name="Table1.A3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B3" office:value-type="string">
            <text:p text:style-name="P13"/>
          </table:table-cell>
          <table:table-cell table:style-name="Table1.B3" office:value-type="string">
            <text:p text:style-name="P11"/>
          </table:table-cell>
          <table:table-cell table:style-name="Table1.E3" office:value-type="string">
            <text:p text:style-name="P13"/>
          </table:table-cell>
        </table:table-row>
        <table:table-row table:style-name="Table1.1">
          <table:table-cell table:style-name="Table1.A3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B3" office:value-type="string">
            <text:p text:style-name="P13"/>
          </table:table-cell>
          <table:table-cell table:style-name="Table1.B3" office:value-type="string">
            <text:p text:style-name="P11"/>
          </table:table-cell>
          <table:table-cell table:style-name="Table1.E3" office:value-type="string">
            <text:p text:style-name="P13"/>
          </table:table-cell>
        </table:table-row>
        <table:table-row table:style-name="Table1.1">
          <table:table-cell table:style-name="Table1.A3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B3" office:value-type="string">
            <text:p text:style-name="P13"/>
          </table:table-cell>
          <table:table-cell table:style-name="Table1.B3" office:value-type="string">
            <text:p text:style-name="P11"/>
          </table:table-cell>
          <table:table-cell table:style-name="Table1.E3" office:value-type="string">
            <text:p text:style-name="P13"/>
          </table:table-cell>
        </table:table-row>
        <table:table-row table:style-name="Table1.1">
          <table:table-cell table:style-name="Table1.A3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B3" office:value-type="string">
            <text:p text:style-name="P13"/>
          </table:table-cell>
          <table:table-cell table:style-name="Table1.B3" office:value-type="string">
            <text:p text:style-name="P11"/>
          </table:table-cell>
          <table:table-cell table:style-name="Table1.E3" office:value-type="string">
            <text:p text:style-name="P13"/>
          </table:table-cell>
        </table:table-row>
        <table:table-row table:style-name="Table1.1">
          <table:table-cell table:style-name="Table1.A8" office:value-type="string">
            <text:p text:style-name="P11"/>
          </table:table-cell>
          <table:table-cell table:style-name="Table1.B8" office:value-type="string">
            <text:p text:style-name="P11"/>
          </table:table-cell>
          <table:table-cell table:style-name="Table1.B8" office:value-type="string">
            <text:p text:style-name="P13"/>
          </table:table-cell>
          <table:table-cell table:style-name="Table1.B8" office:value-type="string">
            <text:p text:style-name="P11"/>
          </table:table-cell>
          <table:table-cell table:style-name="Table1.E8" office:value-type="string">
            <text:p text:style-name="P13"/>
          </table:table-cell>
        </table:table-row>
      </table:table>
      <text:h text:style-name="P38" text:outline-level="1"><text:bookmark-end text:name="_Toc416530762"/><text:bookmark text:name="_Toc356192832"/></text:h>
      <text:p text:style-name="P34">CTEC</text:p>
      <text:p text:style-name="P31"><text:span text:style-name="T23">C</text:span><text:span text:style-name="T24">ompagnie client </text:span><text:span text:style-name="T25">qui numérise des documents pour le compte de d'autres compagnies et envoie des fichiers Extraction et Extraction d'Image</text:span><text:span text:style-name="T24">.<text:line-break/></text:span></text:p>
      <text:p text:style-name="P32"><text:span text:style-name="T18">D</text:span><text:span text:style-name="T17">ocument</text:span></text:p>
      <text:p text:style-name="P32"><text:span text:style-name="T24">N</text:span><text:span text:style-name="T22">'importe quel document numérisé; en général, il s'agit de factures avec chèques associés.</text:span></text:p>
      <text:p text:style-name="P31"><text:span text:style-name="T24"><text:line-break/></text:span><text:span text:style-name="T18">Extraction</text:span></text:p>
      <text:p text:style-name="P21"><text:span text:style-name="T5">Fichier texte contenant des données client. Ces données sont la plupart du temps en fichier texte, avec toutes les données relatives à une facture et un chèque contaténées dans une ligne, par exemple numéro de chèque, numéro de compte, montant payé, etc. Souvent les champs sont accédés selon la position (ex. </text:span><text:span text:style-name="T6">Champ montant en positions 34 à 41), et contiennent des lignes de format différent pour une en-tête, les détails de transaction et un bas de page.</text:span></text:p>
      <text:p text:style-name="P28"/>
      <text:p text:style-name="P30">Extraction d'Image</text:p>
      <text:p text:style-name="P22"><text:span text:style-name="T5">Fichier ou groupe de fichier</text:span><text:span text:style-name="T6">s</text:span><text:span text:style-name="T5"> comprenant </text:span><text:span text:style-name="T6">des images, </text:span><text:span text:style-name="T10">pouvant être accompagné d'un fichier de</text:span><text:span text:style-name="T6"> données</text:span><text:span text:style-name="T5">. </text:span><text:span text:style-name="T10">Ce</text:span><text:span text:style-name="T6"> fichier de données </text:span><text:span text:style-name="T10">peut lier</text:span><text:span text:style-name="T6"> un numéro de compte à une image qui a été extraite, par exemple par le nom de fichier, </text:span><text:span text:style-name="T10">taille du fichier, etc</text:span><text:span text:style-name="T6">. </text:span><text:span text:style-name="T7">Créer, lire et configurer la création des Extraction d'Image sont le but du projet.</text:span><text:span text:style-name="T6"><text:line-break/></text:span></text:p>
      <text:p text:style-name="P25"><text:span text:style-name="T21">I</text:span><text:span text:style-name="T19">tem</text:span></text:p>
      <text:p text:style-name="P23"><text:span text:style-name="T8">Entité reliée à la numérisation de documents. Chaque document numérisé est un </text:span><text:span text:style-name="T28">item</text:span><text:span text:style-name="T8">; les items associés à un même numéro de compte / paiement de factures </text:span><text:span text:style-name="T9">forment</text:span><text:span text:style-name="T8"> une </text:span><text:span text:style-name="T28">transaction</text:span><text:span text:style-name="T8">; un ensemble de transactions est un </text:span><text:span text:style-name="T28">lot</text:span><text:span text:style-name="T8">.</text:span></text:p>
      <text:p text:style-name="P22"><text:span text:style-name="T6"><text:line-break/></text:span><text:span text:style-name="T20">Librarie, ou Librarie E</text:span><text:span text:style-name="T19">xtraction d'Image</text:span></text:p>
      <text:p text:style-name="P24"><text:span text:style-name="T6">F</text:span><text:span text:style-name="T5">ichier DLL qui contiendra la grande majorité du code servant à créer les Extractions d'Image, ainsi qu'une partie du code qui servira à faire la lecture.</text:span></text:p>
      <text:p text:style-name="P29"/>
      <text:p text:style-name="P37">Lot</text:p>
      <text:p text:style-name="P26"><text:span text:style-name="T5">Entité reliée à la numérisation de documents. Chaque document numérisé est un </text:span><text:span text:style-name="T27">item</text:span><text:span text:style-name="T5">; les items associés à un même numéro de compte / paiement de factures </text:span><text:span text:style-name="T9">forment</text:span><text:span text:style-name="T5"> une </text:span><text:span text:style-name="T27">transaction</text:span><text:span text:style-name="T5">; un ensemble de transactions est un </text:span><text:span text:style-name="T27">lot</text:span><text:span text:style-name="T5">.</text:span></text:p>
      <text:p text:style-name="P29"/>
      <text:p text:style-name="P27"><text:span text:style-name="T21">T</text:span><text:span text:style-name="T19">ransaction</text:span></text:p>
      <text:p text:style-name="P25"><text:span text:style-name="T5">Entité reliée à la numérisation de documents. Chaque document numérisé est un </text:span><text:span text:style-name="T27">item</text:span><text:span text:style-name="T5">; les items associés à un même numéro de compte / paiement de factures </text:span><text:span text:style-name="T9">forment</text:span><text:span text:style-name="T5"> une </text:span><text:span text:style-name="T27">transaction</text:span><text:span text:style-name="T5">; un ensemble de transactions est un </text:span><text:span text:style-name="T27">lot</text:span><text:span text:style-name="T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Segoe" svg:font-family="Sego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1" svg:font-family="Segoe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423cm" fo:text-align="start" style:justify-single-word="false" fo:orphans="2" fo:widows="2" style:writing-mode="lr-tb"/>
      <style:text-properties style:font-name="Calibri" fo:font-family="Calibri" style:font-style-name="Regular" style:font-family-generic="swiss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alibri" fo:font-family="Calibri" style:font-style-name="Regular" style:font-family-generic="swiss" style:font-pitch="variable" fo:font-size="11pt" fo:font-style="normal" style:font-size-asian="11pt" style:font-style-asian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423cm" loext:contextual-spacing="false" fo:keep-with-next="always"/>
      <style:text-properties style:font-name="Calibri1" fo:font-family="Calibri" style:font-style-name="Bold" style:font-family-generic="swiss" style:font-pitch="variable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423cm" loext:contextual-spacing="false" fo:keep-with-next="always"/>
      <style:text-properties style:font-name="Calibri1" fo:font-family="Calibri" style:font-style-name="Bold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1" fo:font-family="Arial" style:font-family-generic="roman" style:font-pitch="variable"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1" fo:font-family="Arial" style:font-family-generic="roman" style:font-pitch="variable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1" fo:font-family="Arial" style:font-family-generic="roman" style:font-pitch="variable" fo:font-size="9pt" fo:font-style="italic" fo:font-weight="bold" style:font-size-asian="9pt" style:font-style-asian="italic" style:font-weight-asian="bold"/>
    </style:style>
    <style:style style:name="Footer" style:family="paragraph" style:parent-style-name="Standard" style:default-outline-level="" style:class="extra">
      <style:paragraph-properties fo:text-align="center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2" fo:font-family="Calibri" style:font-style-name="Bold Italic" style:font-family-generic="swiss" style:font-pitch="variable" fo:font-size="10pt" fo:font-style="italic" fo:font-weight="bold" style:font-size-asian="10pt" style:font-style-asian="italic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2" fo:font-family="Calibri" style:font-style-name="Bold Italic" style:font-family-generic="swiss" style:font-pitch="variable" fo:font-size="10pt" fo:font-style="italic" fo:font-weight="bold" style:font-size-asian="10pt" style:font-style-asian="italic" style:font-weight-asian="bold"/>
    </style:style>
    <style:style style:name="table_5f_left" style:display-name="table_left" style:family="paragraph" style:parent-style-name="Standard" style:default-outline-level="">
      <style:paragraph-properties fo:margin-top="0.035cm" fo:margin-bottom="0.035cm" loext:contextual-spacing="false" fo:line-height="0.388cm"/>
      <style:text-properties fo:font-size="11pt" fo:font-weight="bold" style:font-size-asian="11pt" style:font-weight-asian="bold"/>
    </style:style>
    <style:style style:name="table_5f_right" style:display-name="table_right" style:family="paragraph" style:parent-style-name="table_5f_left" style:default-outline-level="">
      <style:text-properties fo:font-weight="normal" style:font-weight-asian="normal"/>
    </style:style>
    <style:style style:name="line" style:family="paragraph" style:parent-style-name="Title" style:default-outline-level="">
      <style:paragraph-properties fo:margin-top="0.423cm" fo:margin-bottom="0cm" loext:contextual-spacing="false" fo:padding-left="0cm" fo:padding-right="0cm" fo:padding-top="0.035cm" fo:padding-bottom="0cm" fo:border-left="none" fo:border-right="none" fo:border-top="4.51pt solid #00000a" fo:border-bottom="none"/>
      <style:text-properties fo:font-size="20pt" style:font-size-asian="20pt"/>
    </style:style>
    <style:style style:name="Title" style:family="paragraph" style:parent-style-name="Standard" style:default-outline-level="" style:class="chapter">
      <style:paragraph-properties fo:margin-top="0.423cm" fo:margin-bottom="1.27cm" loext:contextual-spacing="false" fo:line-height="100%" fo:text-align="end" style:justify-single-word="false"/>
      <style:text-properties style:font-name="Arial1" fo:font-family="Arial" style:font-family-generic="roman" style:font-pitch="variable" fo:font-size="32pt" fo:font-weight="bold" style:letter-kerning="true" style:font-size-asian="32pt" style:font-weight-asian="bold"/>
    </style:style>
    <style:style style:name="ByLine" style:family="paragraph" style:parent-style-name="Title" style:default-outline-level="">
      <style:text-properties fo:font-size="14pt" style:font-size-asian="14pt"/>
    </style:style>
    <style:style style:name="ChangeHistory_20_Title" style:display-name="ChangeHistory Title" style:family="paragraph" style:parent-style-name="Standard" style:default-outline-level="">
      <style:paragraph-properties fo:margin-top="0.106cm" fo:margin-bottom="0.106cm" loext:contextual-spacing="false" fo:line-height="100%" fo:text-align="center" style:justify-single-word="false" fo:keep-with-next="always"/>
      <style:text-properties style:font-name="Arial1" fo:font-family="Arial" style:font-family-generic="roman" style:font-pitch="variable" fo:font-size="18pt" fo:font-weight="bold" style:font-size-asian="18pt" style:font-weight-asian="bold"/>
    </style:style>
    <style:style style:name="TOCEntry" style:family="paragraph" style:parent-style-name="Standard" style:default-outline-level="">
      <style:paragraph-properties fo:margin-top="0.212cm" fo:margin-bottom="0cm" loext:contextual-spacing="false" style:line-height-at-least="0.423cm"/>
      <style:text-properties fo:font-size="18pt" fo:font-weight="bold" style:font-size-asian="18pt" style:font-weight-asian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Table_20_Text_20_small" style:display-name="Table Text small" style:family="paragraph" style:parent-style-name="Standard" style:default-outline-level="">
      <style:paragraph-properties fo:margin-top="0.035cm" fo:margin-bottom="0.035cm" loext:contextual-spacing="false"/>
      <style:text-properties style:font-name="Arial1" fo:font-family="Arial" style:font-family-generic="roman" style:font-pitch="variable" fo:font-size="10pt" fo:font-style="italic" style:font-size-asian="10pt" style:font-style-asian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635cm"/>
          <style:tab-stop style:position="15.22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635cm" fo:margin-right="0cm" fo:text-indent="0cm" style:auto-text-indent="false">
        <style:tab-stops>
          <style:tab-stop style:position="1.411cm"/>
          <style:tab-stop style:position="15.22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Normal_20_Unindented" style:display-name="Normal Unindented" style:family="paragraph" style:parent-style-name="Standard" style:default-outline-level="">
      <style:paragraph-properties fo:margin-top="0.212cm" fo:margin-bottom="0.423cm" loext:contextual-spacing="false" fo:line-height="200%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rmal_20__28_unindented_29_" style:display-name="Normal (unindented)" style:family="paragraph" style:parent-style-name="Standard" style:default-outline-level="">
      <style:paragraph-properties fo:margin-left="0.838cm" fo:margin-right="0cm" fo:margin-top="0cm" fo:margin-bottom="0.247cm" loext:contextual-spacing="false" fo:line-height="0.459cm" fo:orphans="0" fo:widows="0" fo:text-indent="0cm" style:auto-text-indent="false" style:vertical-align="baseline"/>
      <style:text-properties fo:color="#000000" style:font-name="Segoe" fo:font-family="Segoe" style:font-family-generic="roman" style:font-pitch="variable" fo:font-size="9pt" style:font-size-asian="9pt" style:font-name-complex="Segoe1" style:font-family-complex="Segoe" style:font-family-generic-complex="system" style:font-pitch-complex="variable" style:font-size-complex="9.5pt"/>
    </style:style>
    <style:style style:name="Quotations" style:family="paragraph" style:parent-style-name="Standard" style:class="html"/>
    <style:style style:name="Subtitle" style:family="paragraph" style:parent-style-name="Heading" style:class="chapter"/>
    <style:style style:name="Endnote" style:family="paragraph" style:parent-style-name="Standard" style:class="extra"/>
    <style:style style:name="Calibri" style:family="paragraph" style:parent-style-name="Endnote">
      <style:paragraph-properties fo:margin-top="0.212cm" fo:margin-bottom="0.106cm" loext:contextual-spacing="false" fo:text-align="center" style:justify-single-word="false" style:text-autospace="none" style:punctuation-wrap="simple" style:vertical-align="baseline"/>
      <style:text-properties style:font-name="Arial" fo:font-family="Arial" style:font-family-generic="swiss" style:font-pitch="variable" fo:font-size="9pt" fo:language="fr" fo:country="CA" fo:font-weight="bold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template" style:family="paragraph" style:parent-style-name="Standard" style:default-outline-level="">
      <style:text-properties style:font-name="Arial1" fo:font-family="Arial" style:font-family-generic="roman" style:font-pitch="variable" fo:font-size="11pt" fo:font-style="italic" style:font-size-asian="11pt" style:font-style-asian="italic"/>
    </style:style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Table_20_Contents" style:display-name="Table Contents" style:family="paragraph" style:parent-style-name="Standard" style:class="extra"/>
    <style:style style:name="Addressee" style:family="paragraph" style:parent-style-name="Standard" style:class="extra"/>
    <style:style style:name="Salutation" style:family="paragraph" style:parent-style-name="Standard" style:class="text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Word" style:family="paragraph" style:parent-style-name="Standard">
      <style:text-properties fo:language="en" fo:country="CA" fo:font-style="italic" style:language-asian="en" style:country-asian="CA" style:font-style-asian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rsid="002bcbbe" officeooo:paragraph-rsid="0014bee9" style:font-size-asian="8pt" style:font-size-complex="8pt"/>
    </style:style>
    <style:style style:name="MP2" style:family="paragraph" style:parent-style-name="Header">
      <style:text-properties officeooo:paragraph-rsid="001e8cc3"/>
    </style:style>
    <style:style style:name="MP3" style:family="paragraph" style:parent-style-name="Footer">
      <style:paragraph-properties fo:margin-left="0cm" fo:margin-right="0cm" fo:text-align="center" style:justify-single-word="false" fo:text-indent="0cm" style:auto-text-indent="false"/>
      <style:text-properties fo:font-size="8pt" officeooo:rsid="002bcbbe" officeooo:paragraph-rsid="0014bee9" style:font-size-asian="8pt" style:font-size-complex="8pt"/>
    </style:style>
    <style:style style:name="MT1" style:family="text">
      <style:text-properties officeooo:rsid="002cc522"/>
    </style:style>
    <style:style style:name="MT2" style:family="text">
      <style:text-properties officeooo:rsid="002c24ea"/>
    </style:style>
    <style:style style:name="MT3" style:family="text">
      <style:text-properties officeooo:rsid="001a65ca"/>
    </style:style>
    <style:style style:name="MT4" style:family="text">
      <style:text-properties officeooo:rsid="001e8cc3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MP1"><text:span text:style-name="MT1">Document basé sur un</text:span> gabarit par Process Impact, © 2013 Karl Wiegers et Seilevel. <text:span text:style-name="MT2">Modification </text:span>non autorisée.</text:p>
      </style:footer>
    </style:master-page>
    <style:master-page style:name="Converted1" style:page-layout-name="Mpm2">
      <style:header>
        <text:p text:style-name="MP2"><text:span text:style-name="MT3">Document de vision pour Extraction d'Image CTEC</text:span><text:tab/><text:tab/>Page <text:page-number text:select-page="current">2</text:page-number></text:p>
      </style:header>
      <style:footer>
        <text:p text:style-name="MP3"><text:span text:style-name="MT1">Document basé sur un</text:span> gabarit par Process Impact, © 2013 Karl Wiegers et Seilevel. <text:span text:style-name="MT2">Modification </text:span>non autorisée.</text:p>
      </style:footer>
    </style:master-page>
    <style:master-page style:name="Converted2" style:page-layout-name="Mpm1">
      <style:header>
        <text:p text:style-name="Header"><text:span text:style-name="MT4">Document de vision pour le projet Extraction d'Image CTEC</text:span><text:tab/><text:tab/>Page <text:page-number text:select-page="current">1</text:page-number></text:p>
      </style:header>
      <style:footer>
        <text:p text:style-name="MP3"><text:span text:style-name="MT1">Document basé sur un</text:span> gabarit par Process Impact, © 2013 Karl Wiegers et Seilevel. <text:span text:style-name="MT2">Modification </text:span>non autorisée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 and Scope Template</dc:title>
    <meta:initial-creator>Karl Wiegers</meta:initial-creator>
    <meta:editing-cycles>55</meta:editing-cycles>
    <meta:print-date>1998-11-29T20:04:00</meta:print-date>
    <meta:creation-date>2013-04-01T18:41:00</meta:creation-date>
    <dc:date>2016-06-08T11:54:56.013000000</dc:date>
    <meta:editing-duration>PT2H52M56S</meta:editing-duration>
    <meta:generator>LibreOffice/5.0.1.2$Windows_x86 LibreOffice_project/81898c9f5c0d43f3473ba111d7b351050be20261</meta:generator>
    <meta:document-statistic meta:table-count="1" meta:image-count="0" meta:object-count="0" meta:page-count="3" meta:paragraph-count="53" meta:word-count="456" meta:character-count="2861" meta:non-whitespace-character-count="2444"/>
    <meta:user-defined meta:name="AppVersion">12.0000</meta:user-defined>
    <meta:user-defined meta:name="Company">Process Impac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